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1.434cm"/>
    </style:style>
    <style:style style:name="co2" style:family="table-column">
      <style:table-column-properties fo:break-before="auto" style:column-width="7.507cm"/>
    </style:style>
    <style:style style:name="co3" style:family="table-column">
      <style:table-column-properties fo:break-before="auto" style:column-width="4.919cm"/>
    </style:style>
    <style:style style:name="co4" style:family="table-column">
      <style:table-column-properties fo:break-before="auto" style:column-width="4.891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923cm"/>
    </style:style>
    <style:style style:name="co7" style:family="table-column">
      <style:table-column-properties fo:break-before="auto" style:column-width="2.108cm"/>
    </style:style>
    <style:style style:name="co8" style:family="table-column">
      <style:table-column-properties fo:break-before="auto" style:column-width="3.851cm"/>
    </style:style>
    <style:style style:name="co9" style:family="table-column">
      <style:table-column-properties fo:break-before="auto" style:column-width="19.82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228cm" fo:break-before="auto" style:use-optimal-row-height="true"/>
    </style:style>
    <style:style style:name="ro3" style:family="table-row">
      <style:table-row-properties style:row-height="0.436cm" fo:break-before="auto" style:use-optimal-row-height="true"/>
    </style:style>
    <style:style style:name="ro4" style:family="table-row">
      <style:table-row-properties style:row-height="0.831cm" fo:break-before="auto" style:use-optimal-row-height="true"/>
    </style:style>
    <style:style style:name="ro5" style:family="table-row">
      <style:table-row-properties style:row-height="0.436cm" fo:break-before="auto" style:use-optimal-row-height="true"/>
    </style:style>
    <style:style style:name="ro6" style:family="table-row">
      <style:table-row-properties style:row-height="1.33cm" fo:break-before="auto" style:use-optimal-row-height="false"/>
    </style:style>
    <style:style style:name="ro7" style:family="table-row">
      <style:table-row-properties style:row-height="1.104cm" fo:break-before="auto" style:use-optimal-row-height="false"/>
    </style:style>
    <style:style style:name="ro8" style:family="table-row">
      <style:table-row-properties style:row-height="0.9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line-through-style="none"/>
    </style:style>
    <style:style style:name="ce11" style:family="table-cell" style:parent-style-name="Default" style:data-style-name="N103"/>
    <style:style style:name="ce12" style:family="table-cell" style:parent-style-name="Default" style:data-style-name="N103">
      <style:table-cell-properties fo:background-color="#c0c0c0"/>
      <style:text-properties style:text-line-through-style="solid" style:font-weight-asian="250"/>
    </style:style>
    <style:style style:name="ce13" style:family="table-cell" style:parent-style-name="Default" style:data-style-name="N103">
      <style:table-cell-properties fo:background-color="#c0c0c0"/>
      <style:text-properties style:text-line-through-style="solid"/>
    </style:style>
    <style:style style:name="ce14" style:family="table-cell" style:parent-style-name="Default" style:data-style-name="N103">
      <style:table-cell-properties fo:background-color="transparent"/>
      <style:text-properties style:text-line-through-style="none"/>
    </style:style>
    <style:style style:name="ce15" style:family="table-cell" style:parent-style-name="Default" style:data-style-name="N103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103">
      <style:table-cell-properties fo:background-color="#c0c0c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style:text-line-through-style="solid"/>
    </style:style>
    <style:style style:name="ce4" style:family="table-cell" style:parent-style-name="Default">
      <style:table-cell-properties fo:background-color="#c0c0c0"/>
      <style:text-properties style:text-line-through-style="solid"/>
    </style:style>
    <style:style style:name="ce5" style:family="table-cell" style:parent-style-name="Default">
      <style:table-cell-properties fo:background-color="transparent"/>
      <style:text-properties style:text-line-through-style="none"/>
    </style:style>
    <style:style style:name="ce6" style:family="table-cell" style:parent-style-name="Default">
      <style:table-cell-properties fo:background-color="#c0c0c0"/>
      <style:text-properties style:text-line-through-style="solid" style:font-name="Arial" style:font-name-asian="ヒラギノ角ゴ ProN W3" style:font-name-complex="Arial Unicode MS"/>
    </style:style>
    <style:style style:name="ce7" style:family="table-cell" style:parent-style-name="Default">
      <style:text-properties style:font-name="Arial" style:font-name-asian="ヒラギノ角ゴ ProN W3" style:font-name-complex="Arial Unicode MS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c0c0c0" style:text-align-source="fix" style:repeat-content="false"/>
      <style:paragraph-properties fo:text-align="start" fo:margin-left="0cm"/>
      <style:text-properties style:text-line-through-style="soli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>
            <text:p>購入</text:p>
          </table:table-cell>
          <table:table-cell table:style-name="ce1" office:value-type="string">
            <text:p>商品名</text:p>
          </table:table-cell>
          <table:table-cell table:style-name="ce1" office:value-type="string">
            <text:p>種別</text:p>
          </table:table-cell>
          <table:table-cell table:style-name="ce1" office:value-type="string">
            <text:p>メーカー</text:p>
          </table:table-cell>
          <table:table-cell table:style-name="ce1" office:value-type="string">
            <text:p>購入</text:p>
          </table:table-cell>
          <table:table-cell table:style-name="ce1" office:value-type="string">
            <text:p>メーカー品番</text:p>
          </table:table-cell>
          <table:table-cell table:style-name="ce1" office:value-type="string">
            <text:p>価格</text:p>
          </table:table-cell>
          <table:table-cell table:style-name="ce1" office:value-type="string">
            <text:p>送料、消費税込み価格</text:p>
          </table:table-cell>
          <table:table-cell table:style-name="ce1" office:value-type="string">
            <text:p>備考</text:p>
          </table:table-cell>
          <table:table-cell table:style-name="ce2" table:number-columns-repeated="1015"/>
        </table:table-row>
        <table:table-row table:style-name="ro2">
          <table:table-cell office:value-type="string">
            <text:p>◯</text:p>
          </table:table-cell>
          <table:table-cell office:value-type="string">
            <text:p>Beagleboard-xm</text:p>
          </table:table-cell>
          <table:table-cell office:value-type="string">
            <text:p>ボードコンピュータ</text:p>
          </table:table-cell>
          <table:table-cell office:value-type="string">
            <text:p>Circuitco Electronics LLC</text:p>
          </table:table-cell>
          <table:table-cell office:value-type="string">
            <text:p>Digi-key</text:p>
          </table:table-cell>
          <table:table-cell office:value-type="string">
            <text:p>beaglexm</text:p>
          </table:table-cell>
          <table:table-cell table:style-name="ce11" office:value-type="currency" office:currency="JPY" office:value="12904">
            <text:p>￥12,904</text:p>
          </table:table-cell>
          <table:table-cell table:style-name="ce11" office:value-type="currency" office:currency="JPY" office:value="13404">
            <text:p>￥13,404</text:p>
          </table:table-cell>
          <table:table-cell office:value-type="string">
            <text:p><text:a xlink:href="http://search.digikey.com/scripts/DkSearch/dksus.dll?x=0&amp;y=0&amp;lang=ja&amp;site=jp&amp;KeyWords=beaglexm">http://search.digikey.com/scripts/DkSearch/dksus.dll?x=0&amp;y=0&amp;lang=ja&amp;site=jp&amp;KeyWords=beaglexm</text:a></text:p>
            <text:p><text:a xlink:href="http://www.digikey.jp/">http://www.digikey.jp/</text:a> に行って「beaglexm」で検索。 </text:p>
            <text:p>サイズ85.6×85.1[mm]</text:p>
          </table:table-cell>
          <table:table-cell table:number-columns-repeated="1015"/>
        </table:table-row>
        <table:table-row table:style-name="ro3">
          <table:table-cell/>
          <table:table-cell table:style-name="ce4" office:value-type="string">
            <text:p>TOUCH SCRN 5-WIRE 7.0” ANTI-GLR</text:p>
          </table:table-cell>
          <table:table-cell table:style-name="ce4" office:value-type="string">
            <text:p>タッチスクリーン</text:p>
          </table:table-cell>
          <table:table-cell table:style-name="ce4" office:value-type="string">
            <text:p>Bergquist</text:p>
          </table:table-cell>
          <table:table-cell table:style-name="ce4" office:value-type="string">
            <text:p>Digi-key</text:p>
          </table:table-cell>
          <table:table-cell table:style-name="ce9" office:value-type="float" office:value="400397">
            <text:p>400397</text:p>
          </table:table-cell>
          <table:table-cell table:style-name="ce12" office:value-type="currency" office:currency="JPY" office:value="6036">
            <text:p>￥6,036</text:p>
          </table:table-cell>
          <table:table-cell table:style-name="ce12"/>
          <table:table-cell office:value-type="string">
            <text:p><text:a xlink:href="http://jp.digikey.com/1/1/1424235-touch-scrn-5-wire-7-0-anti-glr-400397.html">http://jp.digikey.com/1/1/1424235-touch-scrn-5-wire-7-0-anti-glr-400397.html</text:a></text:p>
          </table:table-cell>
          <table:table-cell table:number-columns-repeated="1015"/>
        </table:table-row>
        <table:table-row table:style-name="ro3">
          <table:table-cell/>
          <table:table-cell table:style-name="ce4" office:value-type="string">
            <text:p>CONTROLLER TOUCH SCRN USB RS232</text:p>
          </table:table-cell>
          <table:table-cell table:style-name="ce4" office:value-type="string">
            <text:p>タッチパネルコントローラ</text:p>
          </table:table-cell>
          <table:table-cell table:style-name="ce4" office:value-type="string">
            <text:p>Bergquist</text:p>
          </table:table-cell>
          <table:table-cell table:style-name="ce4" office:value-type="string">
            <text:p>Digi-key</text:p>
          </table:table-cell>
          <table:table-cell table:style-name="ce9" office:value-type="float" office:value="500499">
            <text:p>500499</text:p>
          </table:table-cell>
          <table:table-cell table:style-name="ce13" office:value-type="currency" office:currency="JPY" office:value="3187">
            <text:p>￥3,187</text:p>
          </table:table-cell>
          <table:table-cell table:style-name="ce13"/>
          <table:table-cell office:value-type="string">
            <text:p><text:a xlink:href="http://search.digikey.com/jp/ja/products/500499/BER241-ND/966586">http://search.digikey.com/jp/ja/products/500499/BER241-ND/966586</text:a></text:p>
          </table:table-cell>
          <table:table-cell table:number-columns-repeated="1015"/>
        </table:table-row>
        <table:table-row table:style-name="ro3">
          <table:table-cell/>
          <table:table-cell table:style-name="ce4" office:value-type="string">
            <text:p>サムスン 7型ワイド液晶モニター U70</text:p>
          </table:table-cell>
          <table:table-cell table:style-name="ce4" office:value-type="string">
            <text:p>液晶ディスプレイ</text:p>
          </table:table-cell>
          <table:table-cell table:style-name="ce4" office:value-type="string">
            <text:p>SAMSUNG</text:p>
          </table:table-cell>
          <table:table-cell table:style-name="ce4" office:value-type="string">
            <text:p>Amazon(中古)</text:p>
          </table:table-cell>
          <table:table-cell table:style-name="ce9" office:value-type="string">
            <text:p>U70</text:p>
          </table:table-cell>
          <table:table-cell table:style-name="ce13" office:value-type="currency" office:currency="JPY" office:value="12500">
            <text:p>￥12,500</text:p>
          </table:table-cell>
          <table:table-cell table:style-name="ce13"/>
          <table:table-cell office:value-type="string">
            <text:p><text:a xlink:href="http://www.amazon.co.jp/日本サムスン-サムスン-7型ワイド液晶モニター-U70/dp/B001T8UDWC/ref=reg_hu-wl_item-added">http://www.amazon.co.jp/%E6%97%A5%E6%9C%AC%E3%82%B5%E3%83%A0%E3%82%B9%E3%83%B3-%E3%82%B5%E3%83%A0%E3%82%B9%E3%83%B3-7%E5%9E%8B%E3%83%AF%E3%82%A4%E3%83%89%E6%B6%B2%E6%99%B6%E3%83%A2%E3%83%8B%E3%82%BF%E3%83%BC-U70/dp/B001T8UDWC/ref=reg_hu-wl_item-added</text:a></text:p>
          </table:table-cell>
          <table:table-cell table:number-columns-repeated="1015"/>
        </table:table-row>
        <table:table-row table:style-name="ro3">
          <table:table-cell/>
          <table:table-cell table:style-name="ce4" office:value-type="string">
            <text:p>PLANEX HDMI-DVI変換ケーブル</text:p>
          </table:table-cell>
          <table:table-cell table:style-name="ce6" office:value-type="string">
            <text:p>HDMI-DVI変換ケーブル</text:p>
          </table:table-cell>
          <table:table-cell table:style-name="ce4" office:value-type="string">
            <text:p>プラネックス</text:p>
          </table:table-cell>
          <table:table-cell table:style-name="ce4" office:value-type="string">
            <text:p>Amazon</text:p>
          </table:table-cell>
          <table:table-cell table:style-name="ce9" office:value-type="string">
            <text:p>PL-HDDV02</text:p>
          </table:table-cell>
          <table:table-cell table:style-name="ce13" office:value-type="currency" office:currency="JPY" office:value="873">
            <text:p>￥873</text:p>
          </table:table-cell>
          <table:table-cell table:style-name="ce13"/>
          <table:table-cell office:value-type="string">
            <text:p><text:a xlink:href="http://www.amazon.co.jp/プラネックス-PL-HDDV02-PLANEX-HDMI-DVI変換ケーブル-2-0m/dp/B000T738TE">http://www.amazon.co.jp/%E3%83%97%E3%83%A9%E3%83%8D%E3%83%83%E3%82%AF%E3%82%B9-PL-HDDV02-PLANEX-HDMI-DVI%E5%A4%89%E6%8F%9B%E3%82%B1%E3%83%BC%E3%83%96%E3%83%AB-2-0m/dp/B000T738TE</text:a>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>
            <text:p>nanovision mimo タッチスクリーン機能付</text:p>
            <text:p>USB接続 7インチ LCDサブモニター </text:p>
            <text:p>黒 UM-720S BLACK</text:p>
          </table:table-cell>
          <table:table-cell table:style-name="ce6" office:value-type="string">
            <text:p>タッチスクリーン機能付き</text:p>
            <text:p>液晶ディスプレイ</text:p>
          </table:table-cell>
          <table:table-cell table:style-name="ce4" office:value-type="string">
            <text:p>nanovision</text:p>
          </table:table-cell>
          <table:table-cell table:style-name="ce4" office:value-type="string">
            <text:p>Amazon</text:p>
          </table:table-cell>
          <table:table-cell table:style-name="ce9" office:value-type="string">
            <text:p>UM-720S BLACK</text:p>
          </table:table-cell>
          <table:table-cell table:style-name="ce13" office:value-type="currency" office:currency="JPY" office:value="13677">
            <text:p>￥13,677</text:p>
          </table:table-cell>
          <table:table-cell table:style-name="ce16"/>
          <table:table-cell office:value-type="string">
            <text:p><text:a xlink:href="http://www.amazon.co.jp/exec/obidos/ASIN/B002YLZ2FG/kazkam012-22/">http://www.amazon.co.jp/exec/obidos/ASIN/B002YLZ2FG/kazkam012-22/</text:a></text:p>
          </table:table-cell>
          <table:table-cell table:number-columns-repeated="1015"/>
        </table:table-row>
        <table:table-row table:style-name="ro4">
          <table:table-cell office:value-type="string">
            <text:p>◯</text:p>
          </table:table-cell>
          <table:table-cell table:style-name="ce5" office:value-type="string">
            <text:p>HDMI対応7インチTFTタッチパネル</text:p>
            <text:p>液晶モニター HM-TL7T</text:p>
          </table:table-cell>
          <table:table-cell office:value-type="string">
            <text:p>タッチスクリーン機能付き</text:p>
            <text:p>液晶ディスプレイ</text:p>
          </table:table-cell>
          <table:table-cell table:style-name="ce5" office:value-type="string">
            <text:p>Hanwha-Japan(輸入代理店？)</text:p>
          </table:table-cell>
          <table:table-cell office:value-type="string">
            <text:p>Amazon</text:p>
          </table:table-cell>
          <table:table-cell table:style-name="ce10" office:value-type="string">
            <text:p>HM-TL7T</text:p>
          </table:table-cell>
          <table:table-cell table:style-name="ce14" office:value-type="currency" office:currency="JPY" office:value="21210">
            <text:p>￥21,210</text:p>
          </table:table-cell>
          <table:table-cell table:style-name="ce11" office:value-type="currency" office:currency="JPY" office:value="25732" table:number-columns-spanned="1" table:number-rows-spanned="4">
            <text:p>￥25,732</text:p>
          </table:table-cell>
          <table:table-cell table:number-columns-repeated="1016"/>
        </table:table-row>
        <table:table-row table:style-name="ro4">
          <table:table-cell office:value-type="string">
            <text:p>◯</text:p>
          </table:table-cell>
          <table:table-cell office:value-type="string">
            <text:p>iBUFFALO Arvel USBシリアルケーブル </text:p>
            <text:p>1M グラファイト カラー SRC06USB</text:p>
          </table:table-cell>
          <table:table-cell office:value-type="string">
            <text:p>RS232C-USB変換コネクタ</text:p>
          </table:table-cell>
          <table:table-cell table:style-name="ce7" office:value-type="string">
            <text:p>バッファロー</text:p>
          </table:table-cell>
          <table:table-cell office:value-type="string">
            <text:p>Amazon</text:p>
          </table:table-cell>
          <table:table-cell office:value-type="string">
            <text:p>SRC06USB</text:p>
          </table:table-cell>
          <table:table-cell table:style-name="ce11" office:value-type="currency" office:currency="JPY" office:value="2163">
            <text:p>￥2,163</text:p>
          </table:table-cell>
          <table:covered-table-cell table:style-name="ce11"/>
          <table:table-cell office:value-type="string">
            <text:p><text:a xlink:href="http://www.amazon.co.jp/exec/obidos/ASIN/B00009Y7UZ/tanosimonet-22/ref=nosim/">http://www.amazon.co.jp/exec/obidos/ASIN/B00009Y7UZ/tanosimonet-22/ref=nosim/</text:a></text:p>
          </table:table-cell>
          <table:table-cell table:number-columns-repeated="1015"/>
        </table:table-row>
        <table:table-row table:style-name="ro5">
          <table:table-cell office:value-type="string">
            <text:p>◯</text:p>
          </table:table-cell>
          <table:table-cell office:value-type="string">
            <text:p>Kingston 8GB microSDHC Class10 SDC10/8GB</text:p>
          </table:table-cell>
          <table:table-cell office:value-type="string">
            <text:p>microSDカード</text:p>
          </table:table-cell>
          <table:table-cell office:value-type="string">
            <text:p>キングストンテクノロジー</text:p>
          </table:table-cell>
          <table:table-cell office:value-type="string">
            <text:p>Amazon</text:p>
          </table:table-cell>
          <table:table-cell office:value-type="string">
            <text:p>SDC10/8GB</text:p>
          </table:table-cell>
          <table:table-cell table:style-name="ce11" office:value-type="currency" office:currency="JPY" office:value="1470">
            <text:p>￥1,470</text:p>
          </table:table-cell>
          <table:covered-table-cell table:style-name="ce11"/>
          <table:table-cell office:value-type="string">
            <text:p><text:a xlink:href="http://www.amazon.co.jp/Kingston-8GB-microSDHC-Class10-SDC10/dp/B004S1PNE0/ref=sr_1_25?ie=UTF8&amp;qid=1325490517&amp;sr=8-25">http://www.amazon.co.jp/Kingston-8GB-microSDHC-Class10-SDC10/dp/B004S1PNE0/ref=sr_1_25?ie=UTF8&amp;qid=1325490517&amp;sr=8-25</text:a></text:p>
          </table:table-cell>
          <table:table-cell table:number-columns-repeated="1015"/>
        </table:table-row>
        <table:table-row table:style-name="ro6">
          <table:table-cell office:value-type="string">
            <text:p>◯</text:p>
          </table:table-cell>
          <table:table-cell office:value-type="string">
            <text:p>ELECOM 巻取式USBケーブル</text:p>
            <text:p>USB(A)-(mini-B)0.8m(ブラック)</text:p>
            <text:p>USB-RLM508B</text:p>
          </table:table-cell>
          <table:table-cell office:value-type="string">
            <text:p>USB-miniUSB接続ケーブル</text:p>
          </table:table-cell>
          <table:table-cell office:value-type="string">
            <text:p>ELECOM</text:p>
          </table:table-cell>
          <table:table-cell table:style-name="ce7" office:value-type="string">
            <text:p>Amazon</text:p>
          </table:table-cell>
          <table:table-cell office:value-type="string">
            <text:p>USB-RLM508B</text:p>
          </table:table-cell>
          <table:table-cell table:style-name="ce11" office:value-type="currency" office:currency="JPY" office:value="891">
            <text:p>￥891</text:p>
          </table:table-cell>
          <table:covered-table-cell table:style-name="ce11"/>
          <table:table-cell office:value-type="string">
            <text:p><text:a xlink:href="http://www.amazon.co.jp/ELECOM-巻取式USBケーブルUSB-mini-B-0-8m-USB-RLM508B/dp/B000LZ58ZG/ref=sr_1_2?s=electronics&amp;ie=UTF8&amp;qid=1325518898&amp;sr=1-2">http://www.amazon.co.jp/ELECOM-%E5%B7%BB%E5%8F%96%E5%BC%8FUSB%E3%82%B1%E3%83%BC%E3%83%96%E3%83%ABUSB-mini-B-0-8m-USB-RLM508B/dp/B000LZ58ZG/ref=sr_1_2?s=electronics&amp;ie=UTF8&amp;qid=1325518898&amp;sr=1-2</text:a></text:p>
          </table:table-cell>
          <table:table-cell table:number-columns-repeated="1015"/>
        </table:table-row>
        <table:table-row table:style-name="ro7">
          <table:table-cell office:value-type="string">
            <text:p>◯</text:p>
          </table:table-cell>
          <table:table-cell office:value-type="string">
            <text:p>KINGMAX USB接続 超小型カードリーダー </text:p>
            <text:p>MicroSD/microSDHCに対応 CR-03</text:p>
          </table:table-cell>
          <table:table-cell office:value-type="string">
            <text:p>microSD/SDHCカードリーダ</text:p>
          </table:table-cell>
          <table:table-cell office:value-type="string">
            <text:p>KINGMAX</text:p>
          </table:table-cell>
          <table:table-cell table:style-name="ce7" office:value-type="string">
            <text:p>Amazon</text:p>
          </table:table-cell>
          <table:table-cell office:value-type="string">
            <text:p>CR-03</text:p>
          </table:table-cell>
          <table:table-cell table:style-name="ce11" office:value-type="currency" office:currency="JPY" office:value="144">
            <text:p>￥144</text:p>
          </table:table-cell>
          <table:table-cell table:style-name="ce11" office:value-type="currency" office:currency="JPY" office:value="774">
            <text:p>￥774</text:p>
          </table:table-cell>
          <table:table-cell office:value-type="string">
            <text:p><text:a xlink:href="http://www.amazon.co.jp/KINGMAX-超小型カードリーダー-microSD-microSDHCに対応-CR-03/dp/B003V1XDYK/ref=sr_1_3?ie=UTF8&amp;qid=1325581747&amp;sr=8-3">http://www.amazon.co.jp/KINGMAX-%E8%B6%85%E5%B0%8F%E5%9E%8B%E3%82%AB%E3%83%BC%E3%83%89%E3%83%AA%E3%83%BC%E3%83%80%E3%83%BC-microSD-microSDHC%E3%81%AB%E5%AF%BE%E5%BF%9C-CR-03/dp/B003V1XDYK/ref=sr_1_3?ie=UTF8&amp;qid=1325581747&amp;sr=8-3</text:a></text:p>
          </table:table-cell>
          <table:table-cell table:number-columns-repeated="1015"/>
        </table:table-row>
        <table:table-row table:style-name="ro6">
          <table:table-cell table:style-name="ce3" office:value-type="string">
            <text:p>△</text:p>
          </table:table-cell>
          <table:table-cell table:style-name="ce4" office:value-type="string">
            <text:p>Transcend microSDHCカード </text:p>
            <text:p>専用カードリーダ付 8GB Class6 </text:p>
            <text:p>TS8GUSDHC6-P3</text:p>
          </table:table-cell>
          <table:table-cell table:style-name="ce4" office:value-type="string">
            <text:p>microSDカード</text:p>
            <text:p>MicroSDカードリーダ</text:p>
          </table:table-cell>
          <table:table-cell table:style-name="ce6" office:value-type="string">
            <text:p>Transcend</text:p>
          </table:table-cell>
          <table:table-cell table:style-name="ce6" office:value-type="string">
            <text:p>Amazon</text:p>
          </table:table-cell>
          <table:table-cell table:style-name="ce9" office:value-type="string">
            <text:p>TS8GUSDHC6-P3</text:p>
          </table:table-cell>
          <table:table-cell table:style-name="ce13" office:value-type="currency" office:currency="JPY" office:value="1220">
            <text:p>￥1,220</text:p>
          </table:table-cell>
          <table:table-cell table:style-name="ce16"/>
          <table:table-cell office:value-type="string">
            <text:p><text:a xlink:href="http://www.amazon.co.jp/Transcend-microSDHCカード-専用カードリーダ付-Class6-TS8GUSDHC6-P3/dp/B001KSEEIA/ref=pd_cp_computers_2">http://www.amazon.co.jp/Transcend-microSDHC%E3%82%AB%E3%83%BC%E3%83%89-%E5%B0%82%E7%94%A8%E3%82%AB%E3%83%BC%E3%83%89%E3%83%AA%E3%83%BC%E3%83%80%E4%BB%98-Class6-TS8GUSDHC6-P3/dp/B001KSEEIA/ref=pd_cp_computers_2</text:a></text:p>
          </table:table-cell>
          <table:table-cell table:number-columns-repeated="1015"/>
        </table:table-row>
        <table:table-row table:style-name="ro8">
          <table:table-cell office:value-type="string">
            <text:p>◯</text:p>
          </table:table-cell>
          <table:table-cell office:value-type="string">
            <text:p>US318-シリーズ　 ACアダプター　(18W)</text:p>
            <text:p>ポータブル　スイッチング電源</text:p>
          </table:table-cell>
          <table:table-cell office:value-type="string">
            <text:p>Acアダプター</text:p>
          </table:table-cell>
          <table:table-cell office:value-type="string">
            <text:p>株式会社ユニファイブ</text:p>
          </table:table-cell>
          <table:table-cell office:value-type="string">
            <text:p>Anet ショップ</text:p>
          </table:table-cell>
          <table:table-cell office:value-type="string">
            <text:p>US318-05</text:p>
          </table:table-cell>
          <table:table-cell table:style-name="ce11" office:value-type="currency" office:currency="JPY" office:value="1800">
            <text:p>￥1,800</text:p>
          </table:table-cell>
          <table:table-cell table:style-name="ce11" office:value-type="currency" office:currency="JPY" office:value="2800">
            <text:p>￥2,800</text:p>
          </table:table-cell>
          <table:table-cell office:value-type="string">
            <text:p><text:a xlink:href="http://www.a-nett.info/shop/6_20.html">http://www.a-nett.info/shop/6_20.html</text:a></text:p>
            <text:p>「外形5.5ｍｍ、内径2.1ｍｍ センタープラス、5V/3A」であれば何でも良い。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15"/>
          <table:table-cell table:style-name="ce15" table:formula="of:=[.H2]+[.H8]+[.H12]+[.H14]" office:value-type="currency" office:currency="JPY" office:value="42710">
            <text:p>￥42,71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1" table:number-columns-repeated="2"/>
          <table:table-cell table:number-columns-repeated="1016"/>
        </table:table-row>
        <table:table-row table:style-name="ro3">
          <table:table-cell/>
          <table:table-cell office:value-type="string">
            <text:p>10x10 アクリル板 x 2</text:p>
          </table:table-cell>
          <table:table-cell table:number-columns-repeated="4"/>
          <table:table-cell table:style-name="ce11" table:number-columns-repeated="2"/>
          <table:table-cell table:number-columns-repeated="1016"/>
        </table:table-row>
        <table:table-row table:style-name="ro3">
          <table:table-cell/>
          <table:table-cell office:value-type="string">
            <text:p>M3ネジ4本、ナット4個、スペーサ4本</text:p>
          </table:table-cell>
          <table:table-cell table:number-columns-repeated="4"/>
          <table:table-cell table:style-name="ce11" table:number-columns-repeated="2"/>
          <table:table-cell table:number-columns-repeated="1016"/>
        </table:table-row>
        <table:table-row table:style-name="ro1" table:number-rows-repeated="12">
          <table:table-cell table:number-columns-repeated="6"/>
          <table:table-cell table:style-name="ce11" table:number-columns-repeated="2"/>
          <table:table-cell table:number-columns-repeated="1016"/>
        </table:table-row>
        <table:table-row table:style-name="ro1" table:number-rows-repeated="65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3">2012/01/23</text:date>, <text:time>10:53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IROE Shin</meta:initial-creator>
    <meta:creation-date>2012-01-02T16:06:15</meta:creation-date>
    <dc:date>2012-01-03T18:22:13</dc:date>
    <dc:creator>HIROE Shin</dc:creator>
    <meta:editing-duration>PT25H15M16S</meta:editing-duration>
    <meta:editing-cycles>14</meta:editing-cycles>
    <meta:generator>OpenOffice.org/3.2$Unix OpenOffice.org_project/320m18$Build-9502</meta:generator>
    <meta:document-statistic meta:table-count="3" meta:cell-count="114" meta:object-count="0"/>
    <meta:user-defined meta:name=""/>
  </office:meta>
</office:document-meta>
</file>